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8" style:family="table">
      <style:table-properties style:width="16.693cm" fo:margin-top="0cm" fo:margin-bottom="0cm" table:align="center"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3" style:family="table-row">
      <style:table-row-properties style:min-row-height="2.108cm" fo:keep-together="auto"/>
    </style:style>
    <style:style style:name="Table8.5" style:family="table-row">
      <style:table-row-properties style:min-row-height="2.637cm" fo:keep-together="auto"/>
    </style:style>
    <style:style style:name="Table8.8" style:family="table-row">
      <style:table-row-properties style:min-row-height="0.52cm" fo:keep-together="auto"/>
    </style:style>
    <style:style style:name="Table8.16" style:family="table-row">
      <style:table-row-properties style:min-row-height="3.166cm" fo:keep-together="auto"/>
    </style:style>
    <style:style style:name="Table8.24" style:family="table-row">
      <style:table-row-properties style:min-row-height="0.776cm" fo:keep-together="auto"/>
    </style:style>
    <style:style style:name="Table8.34" style:family="table-row">
      <style:table-row-properties style:min-row-height="2.75cm" fo:keep-together="auto"/>
    </style:style>
    <style:style style:name="Table8.75" style:family="table-row">
      <style:table-row-properties style:min-row-height="3.007cm" fo:keep-together="auto"/>
    </style:style>
    <style:style style:name="Table8.A81"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P1" style:family="paragraph" style:parent-style-name="Standard">
      <style:paragraph-properties fo:text-align="center" style:justify-single-word="false"/>
      <style:text-properties fo:font-weight="bold" officeooo:rsid="0000d1d3" officeooo:paragraph-rsid="0000d1d3" style:font-weight-asian="bold" style:font-weight-complex="bold"/>
    </style:style>
    <style:style style:name="P2" style:family="paragraph" style:parent-style-name="Standard">
      <style:paragraph-properties fo:text-align="center" style:justify-single-word="false"/>
      <style:text-properties fo:font-weight="normal" officeooo:rsid="0000d1d3" officeooo:paragraph-rsid="0000d1d3" style:font-weight-asian="normal" style:font-weight-complex="normal"/>
    </style:style>
    <style:style style:name="P3" style:family="paragraph" style:parent-style-name="Standard">
      <style:paragraph-properties fo:text-align="start" style:justify-single-word="false"/>
      <style:text-properties fo:font-weight="normal" officeooo:rsid="0000d1d3" officeooo:paragraph-rsid="0000d1d3" style:font-weight-asian="normal" style:font-weight-complex="normal"/>
    </style:style>
    <style:style style:name="P4" style:family="paragraph" style:parent-style-name="Standard">
      <style:paragraph-properties fo:text-align="start" style:justify-single-word="false"/>
      <style:text-properties fo:font-weight="bold" officeooo:rsid="0001bf2d" officeooo:paragraph-rsid="0001bf2d" style:font-weight-asian="bold" style:font-weight-complex="bold"/>
    </style:style>
    <style:style style:name="P5" style:family="paragraph" style:parent-style-name="Standard">
      <style:paragraph-properties fo:text-align="start" style:justify-single-word="false"/>
      <style:text-properties fo:font-weight="normal" officeooo:rsid="0001bf2d" officeooo:paragraph-rsid="0001bf2d" style:font-weight-asian="normal" style:font-weight-complex="normal"/>
    </style:style>
    <style:style style:name="P6" style:family="paragraph" style:parent-style-name="Standard" style:list-style-name="L1">
      <style:paragraph-properties fo:text-align="start" style:justify-single-word="false"/>
      <style:text-properties fo:font-weight="bold" officeooo:rsid="0001bf2d" officeooo:paragraph-rsid="0001bf2d" style:font-weight-asian="bold" style:font-weight-complex="bold"/>
    </style:style>
    <style:style style:name="P7" style:family="paragraph" style:parent-style-name="Standard" style:list-style-name="L1">
      <style:paragraph-properties fo:text-align="start" style:justify-single-word="false"/>
      <style:text-properties fo:font-weight="bold" officeooo:rsid="0003327a" officeooo:paragraph-rsid="0003327a" style:font-weight-asian="bold" style:font-weight-complex="bold"/>
    </style:style>
    <style:style style:name="P8" style:family="paragraph" style:parent-style-name="Standard" style:list-style-name="L1">
      <style:paragraph-properties fo:text-align="start" style:justify-single-word="false"/>
      <style:text-properties fo:font-weight="bold" officeooo:rsid="0004653c" officeooo:paragraph-rsid="0004653c" style:font-weight-asian="bold" style:font-weight-complex="bold"/>
    </style:style>
    <style:style style:name="P9" style:family="paragraph" style:parent-style-name="Standard" style:list-style-name="L1">
      <style:paragraph-properties fo:text-align="start" style:justify-single-word="false"/>
      <style:text-properties fo:font-weight="bold" officeooo:rsid="0005f30e" officeooo:paragraph-rsid="0005f30e" style:font-weight-asian="bold" style:font-weight-complex="bold"/>
    </style:style>
    <style:style style:name="P10" style:family="paragraph" style:parent-style-name="Standard">
      <style:paragraph-properties fo:text-align="start" style:justify-single-word="false"/>
      <style:text-properties fo:font-weight="bold" officeooo:rsid="0004653c" officeooo:paragraph-rsid="0004653c" style:font-weight-asian="bold" style:font-weight-complex="bold"/>
    </style:style>
    <style:style style:name="P11" style:family="paragraph" style:parent-style-name="Standard">
      <style:paragraph-properties fo:text-align="start" style:justify-single-word="false"/>
      <style:text-properties fo:font-weight="normal" officeooo:rsid="0004653c" officeooo:paragraph-rsid="0004653c" style:font-weight-asian="normal" style:font-weight-complex="normal"/>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paragraph-rsid="0004653c"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004653c"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04653c"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004653c"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004653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04653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04653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004653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004653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04653c"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550dc" officeooo:paragraph-rsid="0004653c"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550dc" officeooo:paragraph-rsid="0004653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004653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5"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04653c"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04653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04653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04653c"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04653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87d05" officeooo:paragraph-rsid="0004653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004653c"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04653c"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04653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004653c"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004653c"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04653c"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9773b" officeooo:paragraph-rsid="0004653c"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ddee8" officeooo:paragraph-rsid="0004653c"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ddee8" officeooo:paragraph-rsid="0004653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04653c"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1014" officeooo:paragraph-rsid="0004653c"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5092" officeooo:paragraph-rsid="0004653c"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004653c"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04653c"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d3b11" officeooo:paragraph-rsid="0004653c"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04653c"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04653c"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04653c"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1c287" officeooo:paragraph-rsid="0004653c"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officeooo:rsid="0004653c" style:font-weight-asian="normal" style:font-weight-complex="normal"/>
    </style:style>
    <style:style style:name="T3" style:family="text">
      <style:text-properties officeooo:rsid="013f9302"/>
    </style:style>
    <style:style style:name="T4" style:family="text">
      <style:text-properties officeooo:rsid="011ef5e1"/>
    </style:style>
    <style:style style:name="T5" style:family="text">
      <style:text-properties officeooo:rsid="008966e4"/>
    </style:style>
    <style:style style:name="T6" style:family="text">
      <style:text-properties officeooo:rsid="00654f10"/>
    </style:style>
    <style:style style:name="T7" style:family="text">
      <style:text-properties officeooo:rsid="01332c51"/>
    </style:style>
    <style:style style:name="T8" style:family="text">
      <style:text-properties officeooo:rsid="00b750c7"/>
    </style:style>
    <style:style style:name="T9" style:family="text">
      <style:text-properties officeooo:rsid="012e50f5"/>
    </style:style>
    <style:style style:name="T10" style:family="text">
      <style:text-properties officeooo:rsid="015550dc"/>
    </style:style>
    <style:style style:name="T11" style:family="text">
      <style:text-properties officeooo:rsid="0131cd19"/>
    </style:style>
    <style:style style:name="T12" style:family="text">
      <style:text-properties officeooo:rsid="006f0aad"/>
    </style:style>
    <style:style style:name="T13" style:family="text">
      <style:text-properties officeooo:rsid="00bbf3e8"/>
    </style:style>
    <style:style style:name="T14" style:family="text">
      <style:text-properties officeooo:rsid="00aa0d27"/>
    </style:style>
    <style:style style:name="T15" style:family="text">
      <style:text-properties officeooo:rsid="01687d05"/>
    </style:style>
    <style:style style:name="T16" style:family="text">
      <style:text-properties officeooo:rsid="012fed38"/>
    </style:style>
    <style:style style:name="T17" style:family="text">
      <style:text-properties officeooo:rsid="012f012a"/>
    </style:style>
    <style:style style:name="T18" style:family="text">
      <style:text-properties officeooo:rsid="012d46e1"/>
    </style:style>
    <style:style style:name="T19" style:family="text">
      <style:text-properties officeooo:rsid="0076abf9"/>
    </style:style>
    <style:style style:name="T20" style:family="text">
      <style:text-properties officeooo:rsid="01421caa"/>
    </style:style>
    <style:style style:name="T21" style:family="text">
      <style:text-properties officeooo:rsid="012ce19f"/>
    </style:style>
    <style:style style:name="T22" style:family="text">
      <style:text-properties officeooo:rsid="00431133"/>
    </style:style>
    <style:style style:name="T23" style:family="text">
      <style:text-properties officeooo:rsid="012e2488"/>
    </style:style>
    <style:style style:name="T24" style:family="text">
      <style:text-properties officeooo:rsid="00b594ee"/>
    </style:style>
    <style:style style:name="T25" style:family="text">
      <style:text-properties officeooo:rsid="017ed491"/>
    </style:style>
    <style:style style:name="T26" style:family="text">
      <style:text-properties officeooo:rsid="00b35597"/>
    </style:style>
    <style:style style:name="T27" style:family="text">
      <style:text-properties officeooo:rsid="01a9773b"/>
    </style:style>
    <style:style style:name="T28" style:family="text">
      <style:text-properties officeooo:rsid="016ddee8"/>
    </style:style>
    <style:style style:name="T29" style:family="text">
      <style:text-properties officeooo:rsid="0062d714"/>
    </style:style>
    <style:style style:name="T30" style:family="text">
      <style:text-properties officeooo:rsid="01c33a66"/>
    </style:style>
    <style:style style:name="T31" style:family="text">
      <style:text-properties officeooo:rsid="017b224a"/>
    </style:style>
    <style:style style:name="T32" style:family="text">
      <style:text-properties officeooo:rsid="01781014"/>
    </style:style>
    <style:style style:name="T33" style:family="text">
      <style:text-properties officeooo:rsid="017989dd"/>
    </style:style>
    <style:style style:name="T34" style:family="text">
      <style:text-properties officeooo:rsid="013d6524"/>
    </style:style>
    <style:style style:name="T35" style:family="text">
      <style:text-properties officeooo:rsid="010d9d28"/>
    </style:style>
    <style:style style:name="T36" style:family="text">
      <style:text-properties officeooo:rsid="003d0fc0"/>
    </style:style>
    <style:style style:name="T37" style:family="text">
      <style:text-properties officeooo:rsid="01bd3b11"/>
    </style:style>
    <style:style style:name="T38" style:family="text">
      <style:text-properties officeooo:rsid="003a7db3"/>
    </style:style>
    <style:style style:name="T39" style:family="text">
      <style:text-properties officeooo:rsid="01360b6d"/>
    </style:style>
    <style:style style:name="T40" style:family="text">
      <style:text-properties officeooo:rsid="005ff68c"/>
    </style:style>
    <style:style style:name="T41" style:family="text">
      <style:text-properties officeooo:rsid="00db4855"/>
    </style:style>
    <style:style style:name="T42" style:family="text">
      <style:text-properties officeooo:rsid="017488cf"/>
    </style:style>
    <style:style style:name="T43" style:family="text">
      <style:text-properties officeooo:rsid="0175b9f6"/>
    </style:style>
    <style:style style:name="T44" style:family="text">
      <style:text-properties officeooo:rsid="0171c28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ME Features</text:p>
      <text:p text:style-name="P2">(Stands for Variable Map Engine if you care)</text:p>
      <text:p text:style-name="P2"/>
      <text:p text:style-name="P3"/>
      <text:p text:style-name="P4">Overview</text:p>
      <text:p text:style-name="P5">VaME is a game engine for the adventure puzzle genre. It priorities ease of use in assembling games from open and free formats. All visual assets are png files. All sound assets are ogg files. All script files are plain text and the scripting language is designed to be simple and quick to use. This way, artists, musicians and developers alike can use whatever software they wish to create the assets.</text:p>
      <text:p text:style-name="P5"/>
      <text:p text:style-name="P4">Base Engine Features</text:p>
      <text:p text:style-name="P4"><text:span text:style-name="T1">These are features that exist as part of the base engine and are not part of the scripting language.</text:span></text:p>
      <text:list text:style-name="L1">
        <text:list-item>
          <text:p text:style-name="P6"><text:span text:style-name="T1">Maps that can have objects, players, triggers </text:span><text:span text:style-name="T2">and music </text:span><text:span text:style-name="T1">attached to them.</text:span></text:p>
        </text:list-item>
        <text:list-item>
          <text:p text:style-name="P6"><text:span text:style-name="T1">Support for an unlimited* number of maps.</text:span></text:p>
        </text:list-item>
        <text:list-item>
          <text:p text:style-name="P6"><text:span text:style-name="T1">Object system that diverts to a script when interacted with.</text:span></text:p>
        </text:list-item>
        <text:list-item>
          <text:p text:style-name="P6"><text:span text:style-name="T1">Player (NPC) system with pre-defined walk routes and diverts to a script when interacted with.</text:span></text:p>
        </text:list-item>
        <text:list-item>
          <text:p text:style-name="P6"><text:span text:style-name="T1">Trigger system that diverts to script when trigger area is walked over.</text:span></text:p>
        </text:list-item>
        <text:list-item>
          <text:p text:style-name="P6"><text:span text:style-name="T1">Support for an unlimited* number of objects per map.</text:span></text:p>
        </text:list-item>
        <text:list-item>
          <text:p text:style-name="P6"><text:span text:style-name="T1">Support for an unlimited* number of players per map.</text:span></text:p>
        </text:list-item>
        <text:list-item>
          <text:p text:style-name="P6"><text:span text:style-name="T1">Support for an unlimited* number of triggers per map.</text:span></text:p>
        </text:list-item>
        <text:list-item>
          <text:p text:style-name="P6"><text:span text:style-name="T1">Automatic box collision for maps, objects and players.</text:span></text:p>
        </text:list-item>
        <text:list-item>
          <text:p text:style-name="P6"><text:span text:style-name="T1">Advanced point collision generator for objects with complex collision.</text:span></text:p>
        </text:list-item>
        <text:list-item>
          <text:p text:style-name="P7"><text:span text:style-name="T1">Two frame animation on all maps, objects and players.</text:span></text:p>
        </text:list-item>
        <text:list-item>
          <text:p text:style-name="P7"><text:span text:style-name="T1">Menu generator.</text:span></text:p>
        </text:list-item>
        <text:list-item>
          <text:p text:style-name="P7"><text:span text:style-name="T1">Customisable controls (not available to player).</text:span></text:p>
        </text:list-item>
        <text:list-item>
          <text:p text:style-name="P6"><text:span text:style-name="T1">Inventory system that allows:</text:span></text:p>
          <text:list>
            <text:list-item>
              <text:p text:style-name="P6"><text:span text:style-name="T1">Unlimited* number of inventory items.</text:span></text:p>
            </text:list-item>
            <text:list-item>
              <text:p text:style-name="P8"><text:span text:style-name="T1">Special currency item that allows for a integer to be stored with it.</text:span></text:p>
            </text:list-item>
            <text:list-item>
              <text:p text:style-name="P6"><text:span text:style-name="T1">A “LOOK” description of the inventory item</text:span></text:p>
            </text:list-item>
            <text:list-item>
              <text:p text:style-name="P6"><text:span text:style-name="T1">A optional divert to script for the “LOOK” option.</text:span></text:p>
            </text:list-item>
            <text:list-item>
              <text:p text:style-name="P7"><text:span text:style-name="T1">The ability to “MERGE” inventory items that diverts to a script.</text:span></text:p>
            </text:list-item>
            <text:list-item>
              <text:p text:style-name="P7"><text:span text:style-name="T1">The ability to “USE” inventory items with objects on the map, that diverts to a script.</text:span></text:p>
            </text:list-item>
            <text:list-item>
              <text:p text:style-name="P7"><text:span text:style-name="T1">The ability to “GIVE” inventory items to players on the map, that diverts to a script.</text:span></text:p>
            </text:list-item>
          </text:list>
        </text:list-item>
        <text:list-item>
          <text:p text:style-name="P7"><text:span text:style-name="T1">In game terminals that allow:</text:span></text:p>
          <text:list>
            <text:list-item>
              <text:p text:style-name="P7"><text:span text:style-name="T1">Unlimited* number of Operating Systems.</text:span></text:p>
            </text:list-item>
            <text:list-item>
              <text:p text:style-name="P7"><text:span text:style-name="T1">Animated boot screen.</text:span></text:p>
            </text:list-item>
            <text:list-item>
              <text:p text:style-name="P7"><text:span text:style-name="T1">Six file/directory slots per screen with an option for an empty space.</text:span></text:p>
            </text:list-item>
            <text:list-item>
              <text:p text:style-name="P7"><text:span text:style-name="T1">Text files that can display text upon screen.</text:span></text:p>
            </text:list-item>
            <text:list-item>
              <text:p text:style-name="P7"><text:span text:style-name="T1">Directories that also contain six slots per screen. Directories can be inside directories.</text:span></text:p>
            </text:list-item>
            <text:list-item>
              <text:p text:style-name="P7"><text:span text:style-name="T1">App files that divert to a script.</text:span></text:p>
            </text:list-item>
          </text:list>
        </text:list-item>
        <text:list-item>
          <text:p text:style-name="P7"><text:span text:style-name="T1">Text banner that can act as a way to display a message or have a player talk.</text:span></text:p>
        </text:list-item>
        <text:list-item>
          <text:p text:style-name="P7"><text:span text:style-name="T1">Choice banner that can act as an option dialogue or a dialogue tree. The choice selected will divert to a script.</text:span></text:p>
        </text:list-item>
        <text:list-item>
          <text:p text:style-name="P9"><text:span text:style-name="T1">Unlimited* number of checkpoints that can be used to determine game progress.</text:span></text:p>
        </text:list-item>
        <text:list-item>
          <text:p text:style-name="P9"><text:span text:style-name="T1">Automatic or manual save.</text:span></text:p>
        </text:list-item>
        <text:list-item>
          <text:p text:style-name="P7"><text:span text:style-name="T1">Parallax map layer that supports either the background or foreground.</text:span></text:p>
        </text:list-item>
        <text:list-item>
          <text:p text:style-name="P7"><text:span text:style-name="T1">Support for several map effects:</text:span></text:p>
          <text:list>
            <text:list-item>
              <text:p text:style-name="P8"><text:span text:style-name="T1">Dark.</text:span></text:p>
            </text:list-item>
            <text:list-item>
              <text:p text:style-name="P8"><text:span text:style-name="T1">Rain.</text:span></text:p>
            </text:list-item>
            <text:list-item>
              <text:p text:style-name="P8"><text:span text:style-name="T1">Stormy.</text:span></text:p>
            </text:list-item>
            <text:list-item>
              <text:p text:style-name="P8"><text:span text:style-name="T1">Torch.</text:span></text:p>
            </text:list-item>
            <text:list-item>
              <text:p text:style-name="P8"><text:soft-page-break/><text:span text:style-name="T1">Dark fade (can work in all directions).</text:span></text:p>
            </text:list-item>
            <text:list-item>
              <text:p text:style-name="P8"><text:span text:style-name="T1">Pitch black.</text:span></text:p>
            </text:list-item>
          </text:list>
        </text:list-item>
        <text:list-item>
          <text:p text:style-name="P8"><text:span text:style-name="T1">Unlimited* number of music tracks.</text:span></text:p>
        </text:list-item>
        <text:list-item>
          <text:p text:style-name="P8"><text:span text:style-name="T1">Unlimited* number of sound effects.</text:span></text:p>
        </text:list-item>
        <text:list-item>
          <text:p text:style-name="P8"><text:span text:style-name="T1">Support for 1 music track to be attached to a map.</text:span></text:p>
        </text:list-item>
        <text:list-item>
          <text:p text:style-name="P8"><text:span text:style-name="T1">Custom animations for objects or players with an unlimited* number of frames.</text:span></text:p>
        </text:list-item>
        <text:list-item>
          <text:p text:style-name="P8"><text:span text:style-name="T1">Unlimited* amount of player awards.</text:span></text:p>
        </text:list-item>
        <text:list-item>
          <text:p text:style-name="P9"><text:span text:style-name="T1">Automatic online updater.</text:span></text:p>
        </text:list-item>
      </text:list>
      <text:p text:style-name="P10"><text:span text:style-name="T1"/></text:p>
      <text:p text:style-name="P10"><text:span text:style-name="T1">(*Subject to storage and memory limitations.)</text:span></text:p>
      <text:p text:style-name="P10"><text:span text:style-name="T1"/></text:p>
      <text:p text:style-name="P10">Stage Director Scripting Engine Features</text:p>
      <text:p text:style-name="P11">These features exist in the Stage Director Scripting Engine for VaME.</text:p>
      <table:table table:name="Table8" table:style-name="Table8" table:template-name="Elegant">
        <table:table-column table:style-name="Table8.A"/>
        <table:table-column table:style-name="Table8.B"/>
        <table:table-column table:style-name="Table8.C"/>
        <table:table-row table:style-name="Table8.1">
          <table:table-cell table:style-name="Table8.A1" office:value-type="string">
            <text:h text:style-name="P12" text:outline-level="1">Command Name (possible arguments)</text:h>
          </table:table-cell>
          <table:table-cell table:style-name="Table8.A1" office:value-type="string">
            <text:h text:style-name="P12" text:outline-level="1">Example</text:h>
          </table:table-cell>
          <table:table-cell table:style-name="Table8.A1" office:value-type="string">
            <text:h text:style-name="P12" text:outline-level="1">Command Description</text:h>
          </table:table-cell>
        </table:table-row>
        <table:table-row table:style-name="Table8.2">
          <table:table-cell table:style-name="Table8.A2" office:value-type="string">
            <text:h text:style-name="P13" text:outline-level="1">allowcontrol</text:h>
          </table:table-cell>
          <table:table-cell table:style-name="Table8.A2" office:value-type="string">
            <text:h text:style-name="P14" text:outline-level="1">“<text:span text:style-name="T3">allowcontrol”</text:span></text:h>
          </table:table-cell>
          <table:table-cell table:style-name="Table8.A2" office:value-type="string">
            <text:h text:style-name="P13" text:outline-level="1">Allows player to control the game whilst the script runs (intended for short scripts that change statues of checkpoints or triggers).</text:h>
          </table:table-cell>
        </table:table-row>
        <table:table-row table:style-name="Table8.3">
          <table:table-cell table:style-name="Table8.A2" office:value-type="string">
            <text:h text:style-name="P15" text:outline-level="1">allowskip</text:h>
          </table:table-cell>
          <table:table-cell table:style-name="Table8.A2" office:value-type="string">
            <text:h text:style-name="P14" text:outline-level="1">“<text:span text:style-name="T4">allowskip”</text:span></text:h>
          </table:table-cell>
          <table:table-cell table:style-name="Table8.A2" office:value-type="string">
            <text:h text:style-name="P15" text:outline-level="1">Player can now skip the script if they hold the back/pause key after this command is run.</text:h>
          </table:table-cell>
        </table:table-row>
        <table:table-row table:style-name="Table8.3">
          <table:table-cell table:style-name="Table8.A2" office:value-type="string">
            <text:p text:style-name="P16">animate (object/player then objectname/playername then animation file name)</text:p>
          </table:table-cell>
          <table:table-cell table:style-name="Table8.A2" office:value-type="string">
            <text:p text:style-name="P16">“animate mainplayer anitest”</text:p>
            <text:p text:style-name="P16">“animate player ivan anitest”</text:p>
            <text:p text:style-name="P16">“animate object desk anitest”</text:p>
          </table:table-cell>
          <table:table-cell table:style-name="Table8.A2" office:value-type="string">
            <text:p text:style-name="P16">Executes a custom animation on player or object.</text:p>
          </table:table-cell>
        </table:table-row>
        <table:table-row table:style-name="Table8.5">
          <table:table-cell table:style-name="Table8.A2" office:value-type="string">
            <text:h text:style-name="P17" text:outline-level="1">backchoice (choice 1, choice 2, choice 3)</text:h>
          </table:table-cell>
          <table:table-cell table:style-name="Table8.A2" office:value-type="string">
            <text:h text:style-name="P14" text:outline-level="1">“<text:span text:style-name="T5">back</text:span><text:span text:style-name="T6">choice choice1, choice2, choice3”</text:span></text:h>
          </table:table-cell>
          <table:table-cell table:style-name="Table8.A2" office:value-type="string">
            <text:p text:style-name="P18"><text:span text:style-name="T6">Displays a choice menu for the player to pick. Once picked</text:span> the script diverts to <text:span text:style-name="T5">previous</text:span> script <text:span text:style-name="T5">in the script chain</text:span> (scriptname$ + “-<text:span text:style-name="T6">ifchoice(choiceno)</text:span>”).</text:p>
          </table:table-cell>
        </table:table-row>
        <table:table-row table:style-name="Table8.1">
          <table:table-cell table:style-name="Table8.A2" office:value-type="string">
            <text:p text:style-name="P19">backmove (playername then X or Y then co-ordinate value <text:span text:style-name="T7">or userandom</text:span>)</text:p>
          </table:table-cell>
          <table:table-cell table:style-name="Table8.A2" office:value-type="string">
            <text:h text:style-name="P14" text:outline-level="1">“backmove mainplayer X 100”</text:h>
            <text:h text:style-name="P14" text:outline-level="1">“backmove player ivan X 100”</text:h>
            <text:h text:style-name="P14" text:outline-level="1">“<text:span text:style-name="T7">backmove mainplayer X userandom”</text:span></text:h>
            <text:h text:style-name="P14" text:outline-level="1"/>
          </table:table-cell>
          <table:table-cell table:style-name="Table8.A2" office:value-type="string">
            <text:h text:style-name="P14" text:outline-level="1">Moves player/NPC X or Y values (walking backwards)</text:h>
          </table:table-cell>
        </table:table-row>
        <table:table-row table:style-name="Table8.1">
          <table:table-cell table:style-name="Table8.A2" office:value-type="string">
            <text:p text:style-name="P19">backsprint (playername then X or Y then co-ordinate value <text:span text:style-name="T7">or userandom</text:span>)</text:p>
          </table:table-cell>
          <table:table-cell table:style-name="Table8.A2" office:value-type="string">
            <text:p text:style-name="P19">“backsprint mainplayer X 100”</text:p>
            <text:p text:style-name="P19">“backsprint player ivan X 100”</text:p>
            <text:p text:style-name="P20">“<text:span text:style-name="T7">backsprint mainplayer X userandom”</text:span></text:p>
          </table:table-cell>
          <table:table-cell table:style-name="Table8.A2" office:value-type="string">
            <text:h text:style-name="P14" text:outline-level="1">Moves player/NPC X or Y values (sprinting backwards)</text:h>
          </table:table-cell>
        </table:table-row>
        <table:table-row table:style-name="Table8.8">
          <table:table-cell table:style-name="Table8.A2" office:value-type="string">
            <text:p text:style-name="P19">carryvalues</text:p>
          </table:table-cell>
          <table:table-cell table:style-name="Table8.A2" office:value-type="string">
            <text:p text:style-name="P19">“carryvalues”</text:p>
          </table:table-cell>
          <table:table-cell table:style-name="Table8.A2" office:value-type="string">
            <text:p text:style-name="P19">Copies NPC location values into memory to be copied into the next map. This maintains location of NPCs in duplicate <text:soft-page-break/>maps.</text:p>
          </table:table-cell>
        </table:table-row>
        <table:table-row table:style-name="Table8.2">
          <table:table-cell table:style-name="Table8.A2" office:value-type="string">
            <text:p text:style-name="P19">checkpoint (number <text:span text:style-name="T8">or all </text:span><text:span text:style-name="T9">or userandom</text:span><text:span text:style-name="T8"> </text:span>then on or off)</text:p>
          </table:table-cell>
          <table:table-cell table:style-name="Table8.A2" office:value-type="string">
            <text:p text:style-name="P19">“checkpoint 1 on”</text:p>
            <text:p text:style-name="P19">“checkpoint 1 off”</text:p>
            <text:p text:style-name="P20">“<text:span text:style-name="T8">checkpoint all off”</text:span></text:p>
            <text:p text:style-name="P20">“<text:span text:style-name="T9">checkpoint userandom off”</text:span></text:p>
          </table:table-cell>
          <table:table-cell table:style-name="Table8.A2" office:value-type="string">
            <text:p text:style-name="P19">Sets checkpoints to be either on or off.</text:p>
          </table:table-cell>
        </table:table-row>
        <table:table-row table:style-name="Table8.8">
          <table:table-cell table:style-name="Table8.A2" office:value-type="string">
            <text:h text:style-name="P21" text:outline-level="1">choice (choice 1, choice 2, choice 3)</text:h>
          </table:table-cell>
          <table:table-cell table:style-name="Table8.A2" office:value-type="string">
            <text:h text:style-name="P14" text:outline-level="1">“<text:span text:style-name="T6">choice choice1, choice2, choice3”</text:span></text:h>
          </table:table-cell>
          <table:table-cell table:style-name="Table8.A2" office:value-type="string">
            <text:p text:style-name="P18"><text:span text:style-name="T6">Displays a choice menu for the player to pick. Once picked</text:span> the script diverts to alternate script (scriptname$ + “-<text:span text:style-name="T6">ifchoice(choiceno)</text:span>”).</text:p>
          </table:table-cell>
        </table:table-row>
        <table:table-row table:style-name="Table8.1">
          <table:table-cell table:style-name="Table8.A2" office:value-type="string">
            <text:p text:style-name="P16">clear</text:p>
          </table:table-cell>
          <table:table-cell table:style-name="Table8.A2" office:value-type="string">
            <text:p text:style-name="P16">“clear”</text:p>
          </table:table-cell>
          <table:table-cell table:style-name="Table8.A2" office:value-type="string">
            <text:p text:style-name="P16">Tells screen drawing function to clear the screen.</text:p>
          </table:table-cell>
        </table:table-row>
        <table:table-row table:style-name="Table8.8">
          <table:table-cell table:style-name="Table8.A2" office:value-type="string">
            <text:h text:style-name="P14" text:outline-level="1">collision (on or off)</text:h>
          </table:table-cell>
          <table:table-cell table:style-name="Table8.A2" office:value-type="string">
            <text:h text:style-name="P14" text:outline-level="1">“collision off”</text:h>
          </table:table-cell>
          <table:table-cell table:style-name="Table8.A2" office:value-type="string">
            <text:h text:style-name="P14" text:outline-level="1">Turns collision on or off.</text:h>
          </table:table-cell>
        </table:table-row>
        <table:table-row table:style-name="Table8.1">
          <table:table-cell table:style-name="Table8.A2" office:value-type="string">
            <text:p text:style-name="P19">control (up, down, left, right, select, pockets or back then on or off)</text:p>
          </table:table-cell>
          <table:table-cell table:style-name="Table8.A2" office:value-type="string">
            <text:p text:style-name="P19">“control pockets off”</text:p>
            <text:p text:style-name="P19">“control back on”</text:p>
          </table:table-cell>
          <table:table-cell table:style-name="Table8.A2" office:value-type="string">
            <text:p text:style-name="P19">Enables or disables player inputs.</text:p>
          </table:table-cell>
        </table:table-row>
        <table:table-row table:style-name="Table8.1">
          <table:table-cell table:style-name="Table8.A2" office:value-type="string">
            <text:p text:style-name="P16">dim (on or off)</text:p>
          </table:table-cell>
          <table:table-cell table:style-name="Table8.A2" office:value-type="string">
            <text:p text:style-name="P16">“dim on”</text:p>
          </table:table-cell>
          <table:table-cell table:style-name="Table8.A2" office:value-type="string">
            <text:p text:style-name="P16">Controls dim</text:p>
          </table:table-cell>
        </table:table-row>
        <table:table-row table:style-name="Table8.1">
          <table:table-cell table:style-name="Table8.A2" office:value-type="string">
            <text:h text:style-name="P14" text:outline-level="1">direction (playername then direction number <text:span text:style-name="T7">or userandom</text:span> (or “faceplayer” if using NPC.)</text:h>
          </table:table-cell>
          <table:table-cell table:style-name="Table8.A2" office:value-type="string">
            <text:h text:style-name="P14" text:outline-level="1">“direction mainplayer 2”</text:h>
            <text:h text:style-name="P14" text:outline-level="1">“direction player ivan 2”</text:h>
            <text:h text:style-name="P14" text:outline-level="1">“direction player ivan faceplayer”</text:h>
            <text:h text:style-name="P14" text:outline-level="1">“<text:span text:style-name="T7">direction mainplayer userandom”</text:span></text:h>
          </table:table-cell>
          <table:table-cell table:style-name="Table8.A2" office:value-type="string">
            <text:h text:style-name="P14" text:outline-level="1">Changes direction of player or NPC</text:h>
          </table:table-cell>
        </table:table-row>
        <table:table-row table:style-name="Table8.16">
          <table:table-cell table:style-name="Table8.A2" office:value-type="string">
            <text:p text:style-name="P16">effects (on or off)</text:p>
          </table:table-cell>
          <table:table-cell table:style-name="Table8.A2" office:value-type="string">
            <text:p text:style-name="P16">“effects on”</text:p>
          </table:table-cell>
          <table:table-cell table:style-name="Table8.A2" office:value-type="string">
            <text:p text:style-name="P16">Enables or disables effects such as fading and dimming.</text:p>
          </table:table-cell>
        </table:table-row>
        <table:table-row table:style-name="Table8.16">
          <table:table-cell table:style-name="Table8.A2" office:value-type="string">
            <text:h text:style-name="P14" text:outline-level="1">fade (in or out)</text:h>
          </table:table-cell>
          <table:table-cell table:style-name="Table8.A2" office:value-type="string">
            <text:h text:style-name="P14" text:outline-level="1">“fade in”</text:h>
          </table:table-cell>
          <table:table-cell table:style-name="Table8.A2" office:value-type="string">
            <text:h text:style-name="P14" text:outline-level="1">Controls fade</text:h>
          </table:table-cell>
        </table:table-row>
        <table:table-row table:style-name="Table8.16">
          <table:table-cell table:style-name="Table8.A2" office:value-type="string">
            <text:p text:style-name="P16">give (item name)</text:p>
          </table:table-cell>
          <table:table-cell table:style-name="Table8.A2" office:value-type="string">
            <text:p text:style-name="P16">“give floppy”</text:p>
          </table:table-cell>
          <table:table-cell table:style-name="Table8.A2" office:value-type="string">
            <text:p text:style-name="P16">Gives player character an item. Does not work with currency.</text:p>
          </table:table-cell>
        </table:table-row>
        <table:table-row table:style-name="Table8.16">
          <table:table-cell table:style-name="Table8.A2" office:value-type="string">
            <text:h text:style-name="P22" text:outline-level="1">giveaward (award number)</text:h>
          </table:table-cell>
          <table:table-cell table:style-name="Table8.A2" office:value-type="string">
            <text:h text:style-name="P14" text:outline-level="1">“<text:span text:style-name="T10">giveaward 1”</text:span></text:h>
          </table:table-cell>
          <table:table-cell table:style-name="Table8.A2" office:value-type="string">
            <text:p text:style-name="P23">Gives award to player and displays a notification about it if the play hasnt had the award before.</text:p>
          </table:table-cell>
        </table:table-row>
        <text:soft-page-break/>
        <table:table-row table:style-name="Table8.16">
          <table:table-cell table:style-name="Table8.A2" office:value-type="string">
            <text:p text:style-name="P16">givecurrency (positive integer <text:span text:style-name="T9">or userandom</text:span>)</text:p>
          </table:table-cell>
          <table:table-cell table:style-name="Table8.A2" office:value-type="string">
            <text:p text:style-name="P16">“givecurrency 10”</text:p>
            <text:p text:style-name="P24">“<text:span text:style-name="T9">givecurrency userandom”</text:span></text:p>
          </table:table-cell>
          <table:table-cell table:style-name="Table8.A2" office:value-type="string">
            <text:p text:style-name="P16">Gives set amount of currency to player.</text:p>
          </table:table-cell>
        </table:table-row>
        <table:table-row table:style-name="Table8.5">
          <table:table-cell table:style-name="Table8.A2" office:value-type="string">
            <text:p text:style-name="P25">halt (number of seconds <text:span text:style-name="T11">or userandom</text:span>)</text:p>
          </table:table-cell>
          <table:table-cell table:style-name="Table8.A2" office:value-type="string">
            <text:p text:style-name="P25">“halt 10”</text:p>
            <text:p text:style-name="P25">“<text:span text:style-name="T11">halt userandom”</text:span></text:p>
          </table:table-cell>
          <table:table-cell table:style-name="Table8.A2" office:value-type="string">
            <text:p text:style-name="P25">Halts engine for a number of resconds.</text:p>
          </table:table-cell>
        </table:table-row>
        <table:table-row table:style-name="Table8.16">
          <table:table-cell table:style-name="Table8.A2" office:value-type="string">
            <text:h text:style-name="P26" text:outline-level="1">halttimed</text:h>
          </table:table-cell>
          <table:table-cell table:style-name="Table8.A2" office:value-type="string">
            <text:h text:style-name="P14" text:outline-level="1">“<text:span text:style-name="T12">halttimed”</text:span></text:h>
          </table:table-cell>
          <table:table-cell table:style-name="Table8.A2" office:value-type="string">
            <text:p text:style-name="P27">Cancels any timed scripts that are active.</text:p>
          </table:table-cell>
        </table:table-row>
        <table:table-row table:style-name="Table8.16">
          <table:table-cell table:style-name="Table8.A2" office:value-type="string">
            <text:h text:style-name="P28" text:outline-level="1">hide (item name <text:span text:style-name="T13">or all)</text:span></text:h>
          </table:table-cell>
          <table:table-cell table:style-name="Table8.A2" office:value-type="string">
            <text:h text:style-name="P14" text:outline-level="1">“<text:span text:style-name="T14">hide floppy”</text:span></text:h>
            <text:h text:style-name="P14" text:outline-level="1">“<text:span text:style-name="T13">hide all”</text:span></text:h>
          </table:table-cell>
          <table:table-cell table:style-name="Table8.A2" office:value-type="string">
            <text:p text:style-name="P29">Changes visibility of pocket item to hidden.</text:p>
          </table:table-cell>
        </table:table-row>
        <table:table-row table:style-name="Table8.24">
          <table:table-cell table:style-name="Table8.A2" office:value-type="string">
            <text:h text:style-name="P30" text:outline-level="1">ifaward (award number)</text:h>
          </table:table-cell>
          <table:table-cell table:style-name="Table8.A2" office:value-type="string">
            <text:h text:style-name="P14" text:outline-level="1">“<text:span text:style-name="T15">ifaward 1”</text:span></text:h>
            <text:h text:style-name="P14" text:outline-level="1">“<text:span text:style-name="T15">ifaward userandom”</text:span></text:h>
          </table:table-cell>
          <table:table-cell table:style-name="Table8.A2" office:value-type="string">
            <text:p text:style-name="P19">Checks to see if <text:span text:style-name="T15">award has been granted to the player</text:span>. If so script diverts to alternate script (scriptname$ + “-if<text:span text:style-name="T15">award</text:span>”). If not then script continues.</text:p>
          </table:table-cell>
        </table:table-row>
        <table:table-row table:style-name="Table8.5">
          <table:table-cell table:style-name="Table8.A2" office:value-type="string">
            <text:p text:style-name="P19">ifcheckpoint (checkpoint number <text:span text:style-name="T9">or userandom</text:span>)</text:p>
          </table:table-cell>
          <table:table-cell table:style-name="Table8.A2" office:value-type="string">
            <text:p text:style-name="P19">“ifcheckpoint 1”</text:p>
            <text:p text:style-name="P20">“<text:span text:style-name="T9">ifcheckpoint userandom”</text:span></text:p>
          </table:table-cell>
          <table:table-cell table:style-name="Table8.A2" office:value-type="string">
            <text:p text:style-name="P16">Checks to see if checkpoint is active. If so then the script diverts to alternate script (scriptname$ + “-ifcheckpoint”). If not then the script continues.</text:p>
          </table:table-cell>
        </table:table-row>
        <table:table-row table:style-name="Table8.1">
          <table:table-cell table:style-name="Table8.A2" office:value-type="string">
            <text:p text:style-name="P16">ifcurrency (currency amount <text:span text:style-name="T9">or userandom</text:span>)</text:p>
          </table:table-cell>
          <table:table-cell table:style-name="Table8.A2" office:value-type="string">
            <text:p text:style-name="P16">“ifcurrency 10”</text:p>
            <text:p text:style-name="P24">“<text:span text:style-name="T9">ifcurrency userandom”</text:span></text:p>
          </table:table-cell>
          <table:table-cell table:style-name="Table8.A2" office:value-type="string">
            <text:p text:style-name="P16">Checks to see if mainplayer has a requested amount of currency. If so script diverts to alternate script (scriptname$ + “-ifcurrency”). If not then script continues.</text:p>
          </table:table-cell>
        </table:table-row>
        <table:table-row table:style-name="Table8.3">
          <table:table-cell table:style-name="Table8.A2" office:value-type="string">
            <text:p text:style-name="P19">ifdirection (direction number <text:span text:style-name="T9">or userandom</text:span>)</text:p>
          </table:table-cell>
          <table:table-cell table:style-name="Table8.A2" office:value-type="string">
            <text:p text:style-name="P19">“ifdirection 1”</text:p>
            <text:p text:style-name="P20">“<text:span text:style-name="T9">ifdirection userandom”</text:span></text:p>
          </table:table-cell>
          <table:table-cell table:style-name="Table8.A2" office:value-type="string">
            <text:p text:style-name="P19">Checks to see if direction of mainplayer is facing a certain direction. If so script diverts to alternate script (scriptname$ + “-ifdirection”). If not then script continues.</text:p>
          </table:table-cell>
        </table:table-row>
        <table:table-row table:style-name="Table8.3">
          <table:table-cell table:style-name="Table8.A2" office:value-type="string">
            <text:p text:style-name="P16">ifgone (pocket item)</text:p>
          </table:table-cell>
          <table:table-cell table:style-name="Table8.A2" office:value-type="string">
            <text:p text:style-name="P16">“ifgone floppy”</text:p>
          </table:table-cell>
          <table:table-cell table:style-name="Table8.A2" office:value-type="string">
            <text:p text:style-name="P16">Checks to see if pocket item has been marked “gone forever”. If so script diverts to <text:soft-page-break/>alternate script (scriptname$ + “-ifgone”). If not then script continues.</text:p>
          </table:table-cell>
        </table:table-row>
        <table:table-row table:style-name="Table8.1">
          <table:table-cell table:style-name="Table8.A2" office:value-type="string">
            <text:p text:style-name="P16">ifholding (pocket item)</text:p>
          </table:table-cell>
          <table:table-cell table:style-name="Table8.A2" office:value-type="string">
            <text:p text:style-name="P16">“ifholding floppy”</text:p>
          </table:table-cell>
          <table:table-cell table:style-name="Table8.A2" office:value-type="string">
            <text:p text:style-name="P16">Checks to see if mainplayer is holding a requested item in hand. If so then the script diverts to alternate script (scriptname$ + “-ifholding”). If not then the script continues.</text:p>
          </table:table-cell>
        </table:table-row>
        <table:table-row table:style-name="Table8.2">
          <table:table-cell table:style-name="Table8.A2" office:value-type="string">
            <text:p text:style-name="P19"><text:span text:style-name="T16">i</text:span>fmapno <text:span text:style-name="T17">(mapno or userandom)</text:span></text:p>
          </table:table-cell>
          <table:table-cell table:style-name="Table8.A2" office:value-type="string">
            <text:p text:style-name="P19">“ifmapno 1”</text:p>
            <text:p text:style-name="P20">“<text:span text:style-name="T17">ifmapno userandom”</text:span></text:p>
          </table:table-cell>
          <table:table-cell table:style-name="Table8.A2" office:value-type="string">
            <text:p text:style-name="P16">Checks to see player is on a certain map. If so script diverts to alternate script (scriptname$ + “-ifmapno”). If not then script continues.</text:p>
          </table:table-cell>
        </table:table-row>
        <table:table-row table:style-name="Table8.1">
          <table:table-cell table:style-name="Table8.A2" office:value-type="string">
            <text:p text:style-name="P19">ifmodel</text:p>
          </table:table-cell>
          <table:table-cell table:style-name="Table8.A2" office:value-type="string">
            <text:p text:style-name="P19">“ifmodel ivan”</text:p>
          </table:table-cell>
          <table:table-cell table:style-name="Table8.A2" office:value-type="string">
            <text:p text:style-name="P16">Checks to see if player character is using a certain sprite model. If so the script diverts to alternate script (scriptname$ + “-ifmodel”). If not then the script continues.</text:p>
          </table:table-cell>
        </table:table-row>
        <table:table-row table:style-name="Table8.2">
          <table:table-cell table:style-name="Table8.A2" office:value-type="string">
            <text:p text:style-name="P16">ifpocket (pocket item)</text:p>
          </table:table-cell>
          <table:table-cell table:style-name="Table8.A2" office:value-type="string">
            <text:p text:style-name="P16">“ifpocket floppy”</text:p>
          </table:table-cell>
          <table:table-cell table:style-name="Table8.A2" office:value-type="string">
            <text:p text:style-name="P16">Checks to see if mainplayer has requested pocket item. If so then the script diverts to alternate script (scriptname$ + “-ifpocket”). If not then the script continues.</text:p>
          </table:table-cell>
        </table:table-row>
        <table:table-row table:style-name="Table8.2">
          <table:table-cell table:style-name="Table8.A2" office:value-type="string">
            <text:h text:style-name="P31" text:outline-level="1">ifrandom (above, below or equal then number)</text:h>
          </table:table-cell>
          <table:table-cell table:style-name="Table8.A2" office:value-type="string">
            <text:h text:style-name="P14" text:outline-level="1">“<text:span text:style-name="T18">ifrandom above 5”</text:span></text:h>
            <text:h text:style-name="P14" text:outline-level="1">“<text:span text:style-name="T18">ifrandom below 5”</text:span></text:h>
            <text:h text:style-name="P14" text:outline-level="1">“<text:span text:style-name="T18">ifrandom equal 5”</text:span></text:h>
          </table:table-cell>
          <table:table-cell table:style-name="Table8.A2" office:value-type="string">
            <text:p text:style-name="P16">Checks to see if <text:span text:style-name="T18">last generated random number matches conditions</text:span>. If so script diverts to alternate script (scriptname$ + “-if<text:span text:style-name="T18">random</text:span>”). If not then script continues.</text:p>
          </table:table-cell>
        </table:table-row>
        <table:table-row table:style-name="Table8.34">
          <table:table-cell table:style-name="Table8.A2" office:value-type="string">
            <text:h text:style-name="P32" text:outline-level="1">iftimed</text:h>
          </table:table-cell>
          <table:table-cell table:style-name="Table8.A2" office:value-type="string">
            <text:h text:style-name="P14" text:outline-level="1">“<text:span text:style-name="T19">iftimed”</text:span></text:h>
          </table:table-cell>
          <table:table-cell table:style-name="Table8.A2" office:value-type="string">
            <text:p text:style-name="P33">Checks to see if a timed script is active. If so then the script diverts to alternate script (scriptname$ + “-iftimed”). If not then the script continues.</text:p>
          </table:table-cell>
        </table:table-row>
        <table:table-row table:style-name="Table8.8">
          <table:table-cell table:style-name="Table8.A2" office:value-type="string">
            <text:h text:style-name="P31" text:outline-level="1">if<text:span text:style-name="T20">value</text:span> (<text:span text:style-name="T20">handle number then </text:span>above, below or equal then number)</text:h>
          </table:table-cell>
          <table:table-cell table:style-name="Table8.A2" office:value-type="string">
            <text:h text:style-name="P14" text:outline-level="1">“<text:span text:style-name="T20">ifvalue 1 </text:span><text:span text:style-name="T18">above 5”</text:span></text:h>
            <text:h text:style-name="P14" text:outline-level="1">“<text:span text:style-name="T20">ifvalue 1</text:span><text:span text:style-name="T18"> below 5”</text:span></text:h>
            <text:h text:style-name="P14" text:outline-level="1">“<text:span text:style-name="T20">ifvalue 1</text:span><text:span text:style-name="T18"> equal 5”</text:span></text:h>
          </table:table-cell>
          <table:table-cell table:style-name="Table8.A2" office:value-type="string">
            <text:p text:style-name="P16">Checks to see if <text:span text:style-name="T18">last generated random number matches conditions</text:span>. If so script diverts to alternate script (scriptname$ + “-if<text:span text:style-name="T18">random</text:span>”). If not then script continues.</text:p>
          </table:table-cell>
        </table:table-row>
        <table:table-row table:style-name="Table8.1">
          <table:table-cell table:style-name="Table8.A2" office:value-type="string">
            <text:p text:style-name="P19">loadgame</text:p>
          </table:table-cell>
          <table:table-cell table:style-name="Table8.A2" office:value-type="string">
            <text:p text:style-name="P19">“loadgame”</text:p>
          </table:table-cell>
          <table:table-cell table:style-name="Table8.A2" office:value-type="string">
            <text:p text:style-name="P19">Loads previous save</text:p>
          </table:table-cell>
        </table:table-row>
        <table:table-row table:style-name="Table8.1">
          <table:table-cell table:style-name="Table8.A2" office:value-type="string">
            <text:p text:style-name="P16">loading</text:p>
          </table:table-cell>
          <table:table-cell table:style-name="Table8.A2" office:value-type="string">
            <text:p text:style-name="P16">“loading”</text:p>
          </table:table-cell>
          <table:table-cell table:style-name="Table8.A2" office:value-type="string">
            <text:p text:style-name="P16">Displays load icon. Will only work when script is not drawing anything. Icon automatically removed if any screen <text:soft-page-break/>draw or clear occurs.</text:p>
          </table:table-cell>
        </table:table-row>
        <table:table-row table:style-name="Table8.8">
          <table:table-cell table:style-name="Table8.A2" office:value-type="string">
            <text:h text:style-name="P34" text:outline-level="1">makerandom (range starting small to large)</text:h>
          </table:table-cell>
          <table:table-cell table:style-name="Table8.A2" office:value-type="string">
            <text:h text:style-name="P14" text:outline-level="1">“<text:span text:style-name="T21">makerandom 1 50”</text:span></text:h>
          </table:table-cell>
          <table:table-cell table:style-name="Table8.A2" office:value-type="string">
            <text:h text:style-name="P34" text:outline-level="1">Generates a random number for the script to use between the defined range.</text:h>
          </table:table-cell>
        </table:table-row>
        <table:table-row table:style-name="Table8.8">
          <table:table-cell table:style-name="Table8.A2" office:value-type="string">
            <text:h text:style-name="P35" text:outline-level="1">makevalue (handle number then starting value or userandom)</text:h>
          </table:table-cell>
          <table:table-cell table:style-name="Table8.A2" office:value-type="string">
            <text:h text:style-name="P35" text:outline-level="1">“makevalue 1 100”</text:h>
            <text:h text:style-name="P35" text:outline-level="1">“makevalue 1 userandom”</text:h>
          </table:table-cell>
          <table:table-cell table:style-name="Table8.A2" office:value-type="string">
            <text:h text:style-name="P35" text:outline-level="1">Makes a value to be stored in memory and saved.</text:h>
          </table:table-cell>
        </table:table-row>
        <table:table-row table:style-name="Table8.1">
          <table:table-cell table:style-name="Table8.A2" office:value-type="string">
            <text:h text:style-name="P14" text:outline-level="1">map (mapno <text:span text:style-name="T22">or </text:span><text:span text:style-name="T23">userandom</text:span><text:span text:style-name="T22">)</text:span></text:h>
          </table:table-cell>
          <table:table-cell table:style-name="Table8.A2" office:value-type="string">
            <text:h text:style-name="P14" text:outline-level="1">“map 1” </text:h>
            <text:h text:style-name="P14" text:outline-level="1">“<text:span text:style-name="T22">map </text:span><text:span text:style-name="T23">userandom”</text:span></text:h>
          </table:table-cell>
          <table:table-cell table:style-name="Table8.A2" office:value-type="string">
            <text:h text:style-name="P14" text:outline-level="1">Changes to map number placed in argument <text:span text:style-name="T22">or random map defined in argument.</text:span></text:h>
          </table:table-cell>
        </table:table-row>
        <table:table-row table:style-name="Table8.1">
          <table:table-cell table:style-name="Table8.A2" office:value-type="string">
            <text:p text:style-name="P16">mapeffect (dark / rain / storm / torch / sunsetleft / sunsetright / sunsetdown / sunsetup / pitchblack / off)</text:p>
          </table:table-cell>
          <table:table-cell table:style-name="Table8.A2" office:value-type="string">
            <text:p text:style-name="P16">“mapeffect dark”</text:p>
          </table:table-cell>
          <table:table-cell table:style-name="Table8.A2" office:value-type="string">
            <text:p text:style-name="P16">Displays an effect over the map.</text:p>
          </table:table-cell>
        </table:table-row>
        <table:table-row table:style-name="Table8.1">
          <table:table-cell table:style-name="Table8.A2" office:value-type="string">
            <text:p text:style-name="P16">markgone (pocket item)</text:p>
          </table:table-cell>
          <table:table-cell table:style-name="Table8.A2" office:value-type="string">
            <text:p text:style-name="P16">“markgone floppy”</text:p>
          </table:table-cell>
          <table:table-cell table:style-name="Table8.A2" office:value-type="string">
            <text:p text:style-name="P16">Sets pocket item as “gone forever” and unable to be got by the mainplayer again. Does not work with currency.</text:p>
          </table:table-cell>
        </table:table-row>
        <table:table-row table:style-name="Table8.1">
          <table:table-cell table:style-name="Table8.A2" office:value-type="string">
            <text:h text:style-name="P14" text:outline-level="1">model (playername then player model name)</text:h>
          </table:table-cell>
          <table:table-cell table:style-name="Table8.A2" office:value-type="string">
            <text:h text:style-name="P14" text:outline-level="1">“model mainplayer ivan”</text:h>
          </table:table-cell>
          <table:table-cell table:style-name="Table8.A2" office:value-type="string">
            <text:h text:style-name="P14" text:outline-level="1">Changes mainplayer model</text:h>
          </table:table-cell>
        </table:table-row>
        <table:table-row table:style-name="Table8.8">
          <table:table-cell table:style-name="Table8.A2" office:value-type="string">
            <text:h text:style-name="P35" text:outline-level="1">modvalue (handle number then add, minus, divide, times then value or userandom)</text:h>
          </table:table-cell>
          <table:table-cell table:style-name="Table8.A2" office:value-type="string">
            <text:h text:style-name="P35" text:outline-level="1">“modvalue 1 add 100”</text:h>
            <text:h text:style-name="P35" text:outline-level="1">“modvalue 1 minus userandom”</text:h>
          </table:table-cell>
          <table:table-cell table:style-name="Table8.A2" office:value-type="string">
            <text:h text:style-name="P35" text:outline-level="1">Manipulates the value of a value.</text:h>
          </table:table-cell>
        </table:table-row>
        <table:table-row table:style-name="Table8.1">
          <table:table-cell table:style-name="Table8.A2" office:value-type="string">
            <text:h text:style-name="P14" text:outline-level="1">move (playername or objectname then X or Y then co-ordinate value <text:span text:style-name="T7">or userandom</text:span>)</text:h>
          </table:table-cell>
          <table:table-cell table:style-name="Table8.A2" office:value-type="string">
            <text:h text:style-name="P14" text:outline-level="1">“move mainplayer X 100”</text:h>
            <text:h text:style-name="P14" text:outline-level="1">“move player ivan X 100”</text:h>
            <text:h text:style-name="P14" text:outline-level="1">“<text:span text:style-name="T24">move object desk X 100”</text:span></text:h>
            <text:h text:style-name="P14" text:outline-level="1">“<text:span text:style-name="T7">move mainplayer X userandom”</text:span></text:h>
          </table:table-cell>
          <table:table-cell table:style-name="Table8.A2" office:value-type="string">
            <text:h text:style-name="P14" text:outline-level="1">Moves object/NPC X or Y values (walking)</text:h>
          </table:table-cell>
        </table:table-row>
        <table:table-row table:style-name="Table8.2">
          <table:table-cell table:style-name="Table8.A2" office:value-type="string">
            <text:h text:style-name="P14" text:outline-level="1">music control (play or stop / <text:span text:style-name="T25">fade or cut then on or off</text:span>)</text:h>
          </table:table-cell>
          <table:table-cell table:style-name="Table8.A2" office:value-type="string">
            <text:h text:style-name="P14" text:outline-level="1">“music control play”</text:h>
            <text:h text:style-name="P14" text:outline-level="1">“<text:span text:style-name="T25">music control fade on”</text:span></text:h>
            <text:h text:style-name="P14" text:outline-level="1">“<text:span text:style-name="T25">music control cut on”</text:span></text:h>
          </table:table-cell>
          <table:table-cell table:style-name="Table8.A2" office:value-type="string">
            <text:h text:style-name="P14" text:outline-level="1">Either plays or stops current music.</text:h>
          </table:table-cell>
        </table:table-row>
        <table:table-row table:style-name="Table8.2">
          <table:table-cell table:style-name="Table8.A2" office:value-type="string">
            <text:h text:style-name="P14" text:outline-level="1">music file (music file name)</text:h>
          </table:table-cell>
          <table:table-cell table:style-name="Table8.A2" office:value-type="string">
            <text:h text:style-name="P14" text:outline-level="1">“music file menu”</text:h>
          </table:table-cell>
          <table:table-cell table:style-name="Table8.A2" office:value-type="string">
            <text:h text:style-name="P14" text:outline-level="1">Plays requested music file (and stops previous music if playing)</text:h>
          </table:table-cell>
        </table:table-row>
        <table:table-row table:style-name="Table8.1">
          <table:table-cell table:style-name="Table8.A2" office:value-type="string">
            <text:p text:style-name="P16">pilot (playername then on or off)</text:p>
          </table:table-cell>
          <table:table-cell table:style-name="Table8.A2" office:value-type="string">
            <text:p text:style-name="P16">“pilot ivan on”</text:p>
          </table:table-cell>
          <table:table-cell table:style-name="Table8.A2" office:value-type="string">
            <text:p text:style-name="P16">Sets NPC’s to halt their idle walkabouts and assume script control.</text:p>
          </table:table-cell>
        </table:table-row>
        <table:table-row table:style-name="Table8.1">
          <table:table-cell table:style-name="Table8.A2" office:value-type="string">
            <text:h text:style-name="P36" text:outline-level="1">remark (remark)</text:h>
          </table:table-cell>
          <table:table-cell table:style-name="Table8.A2" office:value-type="string">
            <text:h text:style-name="P14" text:outline-level="1">“<text:span text:style-name="T26">remark test script”</text:span></text:h>
          </table:table-cell>
          <table:table-cell table:style-name="Table8.A2" office:value-type="string">
            <text:h text:style-name="P36" text:outline-level="1">Does nothing. Used for commenting in script files.</text:h>
          </table:table-cell>
        </table:table-row>
        <table:table-row table:style-name="Table8.1">
          <table:table-cell table:style-name="Table8.A2" office:value-type="string">
            <text:h text:style-name="P37" text:outline-level="1">resetsavetime</text:h>
          </table:table-cell>
          <table:table-cell table:style-name="Table8.A2" office:value-type="string">
            <text:h text:style-name="P14" text:outline-level="1">“<text:span text:style-name="T27">resetsavetime”</text:span></text:h>
          </table:table-cell>
          <table:table-cell table:style-name="Table8.A2" office:value-type="string">
            <text:h text:style-name="P37" text:outline-level="1">Resets save timer back to 0.</text:h>
          </table:table-cell>
        </table:table-row>
        <table:table-row table:style-name="Table8.3">
          <table:table-cell table:style-name="Table8.A2" office:value-type="string">
            <text:p text:style-name="P19">run (application)</text:p>
          </table:table-cell>
          <table:table-cell table:style-name="Table8.A2" office:value-type="string">
            <text:p text:style-name="P19">“run dummyapp”</text:p>
          </table:table-cell>
          <table:table-cell table:style-name="Table8.A2" office:value-type="string">
            <text:p text:style-name="P19">Runs an external application from utility folder and pauses VaME. Windows executables end with “_win.exe”. Linux executables end with “_linux”.</text:p>
          </table:table-cell>
        </table:table-row>
        <text:soft-page-break/>
        <table:table-row table:style-name="Table8.3">
          <table:table-cell table:style-name="Table8.A2" office:value-type="string">
            <text:p text:style-name="P16">savegame</text:p>
          </table:table-cell>
          <table:table-cell table:style-name="Table8.A2" office:value-type="string">
            <text:p text:style-name="P16">“savegame”</text:p>
          </table:table-cell>
          <table:table-cell table:style-name="Table8.A2" office:value-type="string">
            <text:p text:style-name="P16">Saves the game.</text:p>
          </table:table-cell>
        </table:table-row>
        <table:table-row table:style-name="Table8.3">
          <table:table-cell table:style-name="Table8.A2" office:value-type="string">
            <text:h text:style-name="P38" text:outline-level="1">savevalue (handle number)</text:h>
          </table:table-cell>
          <table:table-cell table:style-name="Table8.A2" office:value-type="string">
            <text:h text:style-name="P14" text:outline-level="1">“<text:span text:style-name="T28">savevalue 1”</text:span></text:h>
          </table:table-cell>
          <table:table-cell table:style-name="Table8.A2" office:value-type="string">
            <text:p text:style-name="P39">Saves a specific value to the save file.</text:p>
          </table:table-cell>
        </table:table-row>
        <table:table-row table:style-name="Table8.3">
          <table:table-cell table:style-name="Table8.A2" office:value-type="string">
            <text:h text:style-name="P40" text:outline-level="1">saving</text:h>
          </table:table-cell>
          <table:table-cell table:style-name="Table8.A2" office:value-type="string">
            <text:h text:style-name="P14" text:outline-level="1">“<text:span text:style-name="T29">saving”</text:span></text:h>
          </table:table-cell>
          <table:table-cell table:style-name="Table8.A2" office:value-type="string">
            <text:p text:style-name="P18">Displays <text:span text:style-name="T29">save</text:span> icon. Will only work when script is not drawing anything. Icon automatically removed if any screen draw or clear occurs.</text:p>
          </table:table-cell>
        </table:table-row>
        <table:table-row table:style-name="Table8.3">
          <table:table-cell table:style-name="Table8.A2" office:value-type="string">
            <text:p text:style-name="P16">say (words)</text:p>
          </table:table-cell>
          <table:table-cell table:style-name="Table8.A2" office:value-type="string">
            <text:p text:style-name="P16">“say hello world!”</text:p>
          </table:table-cell>
          <table:table-cell table:style-name="Table8.A2" office:value-type="string">
            <text:p text:style-name="P16">Displays words in dialogue box.</text:p>
          </table:table-cell>
        </table:table-row>
        <table:table-row table:style-name="Table8.3">
          <table:table-cell table:style-name="Table8.A2" office:value-type="string">
            <text:h text:style-name="P14" text:outline-level="1">script (script name)</text:h>
          </table:table-cell>
          <table:table-cell table:style-name="Table8.A2" office:value-type="string">
            <text:h text:style-name="P14" text:outline-level="1">“script testscript01”</text:h>
          </table:table-cell>
          <table:table-cell table:style-name="Table8.A2" office:value-type="string">
            <text:h text:style-name="P14" text:outline-level="1">Runs a script (ends current script)</text:h>
          </table:table-cell>
        </table:table-row>
        <table:table-row table:style-name="Table8.3">
          <table:table-cell table:style-name="Table8.A2" office:value-type="string">
            <text:h text:style-name="P14" text:outline-level="1">sfx (sound effect file name)</text:h>
          </table:table-cell>
          <table:table-cell table:style-name="Table8.A2" office:value-type="string">
            <text:h text:style-name="P14" text:outline-level="1">“sfx pickup”</text:h>
          </table:table-cell>
          <table:table-cell table:style-name="Table8.A2" office:value-type="string">
            <text:h text:style-name="P14" text:outline-level="1">Plays requested sound file</text:h>
          </table:table-cell>
        </table:table-row>
        <table:table-row table:style-name="Table8.3">
          <table:table-cell table:style-name="Table8.A2" office:value-type="string">
            <text:h text:style-name="P41" text:outline-level="1"><text:span text:style-name="T30">s</text:span>fxloop <text:span text:style-name="T31">(sound effect file name)</text:span></text:h>
          </table:table-cell>
          <table:table-cell table:style-name="Table8.A2" office:value-type="string">
            <text:h text:style-name="P14" text:outline-level="1">“<text:span text:style-name="T32">sfxloop pickup”</text:span></text:h>
          </table:table-cell>
          <table:table-cell table:style-name="Table8.A2" office:value-type="string">
            <text:h text:style-name="P41" text:outline-level="1">Loops a sound effect until sfxstop is run.</text:h>
          </table:table-cell>
        </table:table-row>
        <table:table-row table:style-name="Table8.3">
          <table:table-cell table:style-name="Table8.A2" office:value-type="string">
            <text:h text:style-name="P41" text:outline-level="1">sfxstop</text:h>
          </table:table-cell>
          <table:table-cell table:style-name="Table8.A2" office:value-type="string">
            <text:h text:style-name="P14" text:outline-level="1">“<text:span text:style-name="T32">sfxstop”</text:span></text:h>
          </table:table-cell>
          <table:table-cell table:style-name="Table8.A2" office:value-type="string">
            <text:h text:style-name="P42" text:outline-level="1">Halts a<text:span text:style-name="T33">ll sfx including looping ones</text:span>.</text:h>
          </table:table-cell>
        </table:table-row>
        <table:table-row table:style-name="Table8.3">
          <table:table-cell table:style-name="Table8.A2" office:value-type="string">
            <text:h text:style-name="P43" text:outline-level="1">shelllnx (shell command)</text:h>
          </table:table-cell>
          <table:table-cell table:style-name="Table8.A2" office:value-type="string">
            <text:h text:style-name="P43" text:outline-level="1">“shelllnx rm test.txt”</text:h>
          </table:table-cell>
          <table:table-cell table:style-name="Table8.A2" office:value-type="string">
            <text:h text:style-name="P43" text:outline-level="1">Runs a shell command (linux only).</text:h>
          </table:table-cell>
        </table:table-row>
        <table:table-row table:style-name="Table8.3">
          <table:table-cell table:style-name="Table8.A2" office:value-type="string">
            <text:h text:style-name="P43" text:outline-level="1">shellwin (shell command)</text:h>
          </table:table-cell>
          <table:table-cell table:style-name="Table8.A2" office:value-type="string">
            <text:h text:style-name="P14" text:outline-level="1">“<text:span text:style-name="T34">shellwin del text.txt”</text:span></text:h>
          </table:table-cell>
          <table:table-cell table:style-name="Table8.A2" office:value-type="string">
            <text:h text:style-name="P43" text:outline-level="1">Runs a shell command (windows only, cmd not powershell)</text:h>
          </table:table-cell>
        </table:table-row>
        <table:table-row table:style-name="Table8.3">
          <table:table-cell table:style-name="Table8.A2" office:value-type="string">
            <text:h text:style-name="P28" text:outline-level="1">show (item name <text:span text:style-name="T13">or all</text:span>)</text:h>
          </table:table-cell>
          <table:table-cell table:style-name="Table8.A2" office:value-type="string">
            <text:h text:style-name="P14" text:outline-level="1">“<text:span text:style-name="T14">show floppy”</text:span></text:h>
            <text:h text:style-name="P14" text:outline-level="1">“<text:span text:style-name="T13">show all”</text:span></text:h>
          </table:table-cell>
          <table:table-cell table:style-name="Table8.A2" office:value-type="string">
            <text:p text:style-name="P29">Changes visibility of pocket item to visible.</text:p>
          </table:table-cell>
        </table:table-row>
        <table:table-row table:style-name="Table8.3">
          <table:table-cell table:style-name="Table8.A2" office:value-type="string">
            <text:p text:style-name="P19">showimage (image name)</text:p>
          </table:table-cell>
          <table:table-cell table:style-name="Table8.A2" office:value-type="string">
            <text:p text:style-name="P19">“showimage map”</text:p>
          </table:table-cell>
          <table:table-cell table:style-name="Table8.A2" office:value-type="string">
            <text:p text:style-name="P19">Displays an image on screen.</text:p>
          </table:table-cell>
        </table:table-row>
        <text:soft-page-break/>
        <table:table-row table:style-name="Table8.3">
          <table:table-cell table:style-name="Table8.A2" office:value-type="string">
            <text:p text:style-name="P19">silentgive (pocket item)</text:p>
          </table:table-cell>
          <table:table-cell table:style-name="Table8.A2" office:value-type="string">
            <text:p text:style-name="P19">“silentgive floppy”</text:p>
          </table:table-cell>
          <table:table-cell table:style-name="Table8.A2" office:value-type="string">
            <text:p text:style-name="P19">Silently gives a pocket item without displaying animation.</text:p>
          </table:table-cell>
        </table:table-row>
        <table:table-row table:style-name="Table8.3">
          <table:table-cell table:style-name="Table8.A2" office:value-type="string">
            <text:p text:style-name="P19">silentgivecurrency</text:p>
          </table:table-cell>
          <table:table-cell table:style-name="Table8.A2" office:value-type="string">
            <text:p text:style-name="P19">“silentgivecurrency 10”</text:p>
            <text:p text:style-name="P20">“<text:span text:style-name="T11">silentgivecurrency userandom”</text:span></text:p>
          </table:table-cell>
          <table:table-cell table:style-name="Table8.A2" office:value-type="string">
            <text:p text:style-name="P19">Silently gives currency without displaying animation.</text:p>
          </table:table-cell>
        </table:table-row>
        <table:table-row table:style-name="Table8.3">
          <table:table-cell table:style-name="Table8.A2" office:value-type="string">
            <text:p text:style-name="P19">silenttake (pocket item)</text:p>
          </table:table-cell>
          <table:table-cell table:style-name="Table8.A2" office:value-type="string">
            <text:p text:style-name="P19">“silenttake floppy”</text:p>
          </table:table-cell>
          <table:table-cell table:style-name="Table8.A2" office:value-type="string">
            <text:p text:style-name="P19">Silently takes a pocket item without displaying animation.</text:p>
          </table:table-cell>
        </table:table-row>
        <table:table-row table:style-name="Table8.3">
          <table:table-cell table:style-name="Table8.A2" office:value-type="string">
            <text:p text:style-name="P19">silenttakecurrency</text:p>
          </table:table-cell>
          <table:table-cell table:style-name="Table8.A2" office:value-type="string">
            <text:p text:style-name="P19">“silenttakecurrency 10”</text:p>
            <text:p text:style-name="P20">“<text:span text:style-name="T11">silenttakecurrency userandom”</text:span></text:p>
          </table:table-cell>
          <table:table-cell table:style-name="Table8.A2" office:value-type="string">
            <text:p text:style-name="P19">Silently takes currency without displaying animation.</text:p>
          </table:table-cell>
        </table:table-row>
        <table:table-row table:style-name="Table8.3">
          <table:table-cell table:style-name="Table8.A2" office:value-type="string">
            <text:p text:style-name="P19">slowfade (in or out)</text:p>
          </table:table-cell>
          <table:table-cell table:style-name="Table8.A2" office:value-type="string">
            <text:p text:style-name="P19">“slowfade in”</text:p>
          </table:table-cell>
          <table:table-cell table:style-name="Table8.A2" office:value-type="string">
            <text:p text:style-name="P19">Slowly fades in or out.</text:p>
          </table:table-cell>
        </table:table-row>
        <table:table-row table:style-name="Table8.3">
          <table:table-cell table:style-name="Table8.A2" office:value-type="string">
            <text:p text:style-name="P16">speaker (playername)</text:p>
          </table:table-cell>
          <table:table-cell table:style-name="Table8.A2" office:value-type="string">
            <text:p text:style-name="P16">“speaker ivan”</text:p>
            <text:p text:style-name="P16">“speaker mainplayer”</text:p>
            <text:p text:style-name="P24">“<text:span text:style-name="T35">speaker nobody”</text:span></text:p>
          </table:table-cell>
          <table:table-cell table:style-name="Table8.A2" office:value-type="string">
            <text:p text:style-name="P16">Sets speaker for text banner words. <text:span text:style-name="T35">Set to equal “mainplayer” for the main player. Set to equal “nobody” for no speaker.</text:span></text:p>
          </table:table-cell>
        </table:table-row>
        <table:table-row table:style-name="Table8.3">
          <table:table-cell table:style-name="Table8.A2" office:value-type="string">
            <text:h text:style-name="P14" text:outline-level="1">sprint (playername or objectname then X or Y then co-ordinate value <text:span text:style-name="T7">or userandom</text:span>)</text:h>
          </table:table-cell>
          <table:table-cell table:style-name="Table8.A2" office:value-type="string">
            <text:h text:style-name="P14" text:outline-level="1">“sprint mainplayer X 100”</text:h>
            <text:h text:style-name="P14" text:outline-level="1">“sprint player ivan X 100”</text:h>
            <text:h text:style-name="P14" text:outline-level="1">“<text:span text:style-name="T24">sprint object desk X 100”</text:span></text:h>
            <text:h text:style-name="P14" text:outline-level="1">“<text:span text:style-name="T24">sprint object desk X </text:span><text:span text:style-name="T7">userandom</text:span><text:span text:style-name="T24">”</text:span></text:h>
          </table:table-cell>
          <table:table-cell table:style-name="Table8.A2" office:value-type="string">
            <text:h text:style-name="P14" text:outline-level="1">Sprints object or NPC X or Y values (sprinting)</text:h>
          </table:table-cell>
        </table:table-row>
        <table:table-row table:style-name="Table8.3">
          <table:table-cell table:style-name="Table8.A2" office:value-type="string">
            <text:p text:style-name="P16">take (item name)</text:p>
          </table:table-cell>
          <table:table-cell table:style-name="Table8.A2" office:value-type="string">
            <text:p text:style-name="P16">“take floppy”</text:p>
          </table:table-cell>
          <table:table-cell table:style-name="Table8.A2" office:value-type="string">
            <text:p text:style-name="P16">Takes an item off player character. Does not work with currency.</text:p>
          </table:table-cell>
        </table:table-row>
        <table:table-row table:style-name="Table8.3">
          <table:table-cell table:style-name="Table8.A2" office:value-type="string">
            <text:p text:style-name="P16">takecurrency (positive integer <text:span text:style-name="T9">or userandom</text:span>)</text:p>
          </table:table-cell>
          <table:table-cell table:style-name="Table8.A2" office:value-type="string">
            <text:p text:style-name="P16">“takecurrency 10”</text:p>
            <text:p text:style-name="P24">“<text:span text:style-name="T9">takecurrency userandom”</text:span></text:p>
          </table:table-cell>
          <table:table-cell table:style-name="Table8.A2" office:value-type="string">
            <text:p text:style-name="P16">Takes set amount of currency off player.</text:p>
          </table:table-cell>
        </table:table-row>
        <table:table-row table:style-name="Table8.3">
          <table:table-cell table:style-name="Table8.A2" office:value-type="string">
            <text:p text:style-name="P16">terminal (filename)</text:p>
          </table:table-cell>
          <table:table-cell table:style-name="Table8.A2" office:value-type="string">
            <text:p text:style-name="P16">“terminal test”</text:p>
          </table:table-cell>
          <table:table-cell table:style-name="Table8.A2" office:value-type="string">
            <text:p text:style-name="P16">Launches specified terminal file. Will end the script.</text:p>
          </table:table-cell>
        </table:table-row>
        <table:table-row table:style-name="Table8.3">
          <table:table-cell table:style-name="Table8.A2" office:value-type="string">
            <text:h text:style-name="P44" text:outline-level="1">terminalnoboot (filename)</text:h>
          </table:table-cell>
          <table:table-cell table:style-name="Table8.A2" office:value-type="string">
            <text:h text:style-name="P14" text:outline-level="1">“<text:span text:style-name="T36">terminalnoboot test”</text:span></text:h>
          </table:table-cell>
          <table:table-cell table:style-name="Table8.A2" office:value-type="string">
            <text:h text:style-name="P44" text:outline-level="1">Launches a specified terminal file without the boot animation. Will end the script.</text:h>
          </table:table-cell>
        </table:table-row>
        <text:soft-page-break/>
        <table:table-row table:style-name="Table8.75">
          <table:table-cell table:style-name="Table8.A2" office:value-type="string">
            <text:h text:style-name="P45" text:outline-level="1">terminalos (terminal os name)</text:h>
          </table:table-cell>
          <table:table-cell table:style-name="Table8.A2" office:value-type="string">
            <text:h text:style-name="P14" text:outline-level="1">“<text:span text:style-name="T37">terminalos cmdsystem”</text:span></text:h>
          </table:table-cell>
          <table:table-cell table:style-name="Table8.A2" office:value-type="string">
            <text:h text:style-name="P45" text:outline-level="1">Sets the OS for the terminal.</text:h>
          </table:table-cell>
        </table:table-row>
        <table:table-row table:style-name="Table8.75">
          <table:table-cell table:style-name="Table8.A2" office:value-type="string">
            <text:h text:style-name="P46" text:outline-level="1">terminaltext (line 1, line 2, line 3, line 4, line 5, sysstat) </text:h>
          </table:table-cell>
          <table:table-cell table:style-name="Table8.A2" office:value-type="string">
            <text:h text:style-name="P14" text:outline-level="1">“<text:span text:style-name="T38">terminaltext this is line 1, this is line 2, this is line 3, this is line 4, this is line 5, 1”</text:span></text:h>
          </table:table-cell>
          <table:table-cell table:style-name="Table8.A2" office:value-type="string">
            <text:h text:style-name="P46" text:outline-level="1">Displays a terminal text file.</text:h>
          </table:table-cell>
        </table:table-row>
        <table:table-row table:style-name="Table8.75">
          <table:table-cell table:style-name="Table8.A2" office:value-type="string">
            <text:h text:style-name="P47" text:outline-level="1">timedscript (scriptname then time in seconds <text:span text:style-name="T39">or userandom</text:span>)</text:h>
          </table:table-cell>
          <table:table-cell table:style-name="Table8.A2" office:value-type="string">
            <text:h text:style-name="P14" text:outline-level="1">“<text:span text:style-name="T40">timedscript testscript 60”</text:span></text:h>
            <text:h text:style-name="P14" text:outline-level="1">“<text:span text:style-name="T39">timedscript testscript userandom”</text:span></text:h>
          </table:table-cell>
          <table:table-cell table:style-name="Table8.A2" office:value-type="string">
            <text:h text:style-name="P47" text:outline-level="1">Launches a specified script after a number of seconds have passed provided no other scripts are running. If another script is running at the time of launch the launch will occur after the current script has ended.</text:h>
          </table:table-cell>
        </table:table-row>
        <table:table-row table:style-name="Table8.75">
          <table:table-cell table:style-name="Table8.A2" office:value-type="string">
            <text:h text:style-name="P48" text:outline-level="1">trigger (triggerno <text:span text:style-name="T23">or userandom </text:span>then on or off)</text:h>
          </table:table-cell>
          <table:table-cell table:style-name="Table8.A2" office:value-type="string">
            <text:h text:style-name="P14" text:outline-level="1">“<text:span text:style-name="T41">trigger 1 on”</text:span></text:h>
            <text:h text:style-name="P14" text:outline-level="1">“<text:span text:style-name="T41">trigger 1 off”</text:span></text:h>
            <text:h text:style-name="P14" text:outline-level="1">“<text:span text:style-name="T23">trigger userandom on”</text:span></text:h>
          </table:table-cell>
          <table:table-cell table:style-name="Table8.A2" office:value-type="string">
            <text:h text:style-name="P48" text:outline-level="1">Changes if trigger is active or not.</text:h>
          </table:table-cell>
        </table:table-row>
        <table:table-row table:style-name="Table8.75">
          <table:table-cell table:style-name="Table8.A2" office:value-type="string">
            <text:h text:style-name="P14" text:outline-level="1">wait (number of seconds <text:span text:style-name="T11">or userandom</text:span>)</text:h>
          </table:table-cell>
          <table:table-cell table:style-name="Table8.A2" office:value-type="string">
            <text:h text:style-name="P14" text:outline-level="1">“wait 5”</text:h>
            <text:h text:style-name="P14" text:outline-level="1">“<text:span text:style-name="T11">wait userandom”</text:span></text:h>
          </table:table-cell>
          <table:table-cell table:style-name="Table8.A2" office:value-type="string">
            <text:h text:style-name="P14" text:outline-level="1">Waits number of seconds placed in argument</text:h>
          </table:table-cell>
        </table:table-row>
        <table:table-row table:style-name="Table8.75">
          <table:table-cell table:style-name="Table8.A2" office:value-type="string">
            <text:h text:style-name="P14" text:outline-level="1">warp (player or object then playername or objectname then X or Y then co-ordinate value <text:span text:style-name="T7">or userandom</text:span>)</text:h>
          </table:table-cell>
          <table:table-cell table:style-name="Table8.A2" office:value-type="string">
            <text:h text:style-name="P14" text:outline-level="1">“warp mainplayer X 100”</text:h>
            <text:h text:style-name="P14" text:outline-level="1">“warp player ivan X 100”</text:h>
            <text:h text:style-name="P14" text:outline-level="1">“warp object desk X 100”</text:h>
            <text:h text:style-name="P14" text:outline-level="1">“<text:span text:style-name="T7">warp mainplayer X userandom”</text:span></text:h>
          </table:table-cell>
          <table:table-cell table:style-name="Table8.A2" office:value-type="string">
            <text:h text:style-name="P14" text:outline-level="1">Changes X or Y value of object, player or NPC instantly</text:h>
          </table:table-cell>
        </table:table-row>
        <table:table-row table:style-name="Table8.75">
          <table:table-cell table:style-name="Table8.A81" office:value-type="string">
            <text:h text:style-name="P49" text:outline-level="1"><text:span text:style-name="T42">white</text:span> (in or out)</text:h>
          </table:table-cell>
          <table:table-cell table:style-name="Table8.A81" office:value-type="string">
            <text:h text:style-name="P14" text:outline-level="1">“<text:span text:style-name="T43">white</text:span><text:span text:style-name="T44"> in”</text:span></text:h>
            <text:h text:style-name="P14" text:outline-level="1">“<text:span text:style-name="T44">white out”</text:span></text:h>
          </table:table-cell>
          <table:table-cell table:style-name="Table8.A81" office:value-type="string">
            <text:h text:style-name="P49" text:outline-level="1">Fades but uses white instead of black.</text:h>
          </table:table-cell>
        </table:table-row>
      </table:table>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n" number:country="GB">
      <number:number number:min-integer-digits="1"/>
    </number:number-style>
    <number:text-style style:name="N20100" number:language="en" number:country="GB">
      <number:text-content/>
    </number:text-style>
    <style:style style:name="Elegant.1" style:family="table-cell" style:data-style-name="N2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2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2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2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2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2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20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2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2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2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4T10:37:18.207716611</meta:creation-date>
    <dc:date>2024-09-04T11:15:57.218598060</dc:date>
    <meta:editing-duration>PT12M28S</meta:editing-duration>
    <meta:editing-cycles>3</meta:editing-cycles>
    <meta:generator>LibreOffice/24.8.0.3$Linux_X86_64 LibreOffice_project/0bdf1299c94fe897b119f97f3c613e9dca6be583</meta:generator>
    <meta:document-statistic meta:table-count="1" meta:image-count="0" meta:object-count="0" meta:page-count="9" meta:paragraph-count="348" meta:word-count="2308" meta:character-count="14228" meta:non-whitespace-character-count="12312"/>
  </office:meta>
</office:document-meta>
</file>